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frgp.cvg.utn.edu.ar/mod/forum/discus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h text:style-name="Heading_20_3" text:outline-level="3">[CLASE 1] - Archivos vistos en clase y actividad</text:h>
      <text:p text:style-name="Text_20_body"/>
      <text:p text:style-name="Text_20_body">Adjunto diapositiva y actividad propuesta</text:p>
      <text:p text:style-name="Text_20_body"/>
      <text:p text:style-name="Text_20_body">Diapositiva:</text:p>
      <text:p text:style-name="Text_20_body"><text:a xlink:type="simple" xlink:href="https://docs.google.com/presentation/d/1KMz2hRlqCQwWVx8b5aR5dLnGFgjH9EGn7XbFg8pRgmk/edit?usp=sharing" office:target-frame-name="_blank" xlink:show="new" text:style-name="Internet_20_link" text:visited-style-name="Visited_20_Internet_20_Link">https://docs.google.com/presentation/d/1KMz2hRlqCQwWVx8b5aR5dLnGFgjH9EGn7XbFg8pRgmk/edit?usp=sharing</text:a></text:p>
      <text:p text:style-name="Text_20_body"/>
      <text:p text:style-name="Text_20_body">Planilla con actividad:</text:p>
      <text:p text:style-name="Text_20_body"><text:a xlink:type="simple" xlink:href="https://docs.google.com/spreadsheets/d/16ecSF5n2y_hZT11pyK7E31TDQyBiMM-TOuYAui5xFu0/edit?usp=sharing" office:target-frame-name="_blank" xlink:show="new" text:style-name="Internet_20_link" text:visited-style-name="Visited_20_Internet_20_Link">https://docs.google.com/spreadsheets/d/16ecSF5n2y_hZT11pyK7E31TDQyBiMM-TOuYAui5xFu0/edit?usp=sharing</text:a></text:p>
      <text:p text:style-name="P1"/>
      <text:p text:style-name="Text_20_body">La actividad consiste en la realización del diseño de una base de datos llamada Club en la que se puedan registrar los Socios, Actividades, Pagos, Sedes, Pagos de los socios y Actividades que practican los socios.</text:p>
      <text:p text:style-name="Text_20_body"/>
      <text:p text:style-name="Text_20_body">La base de datos puede ser realizada en papel, en una planilla de cálculo o, si se animan, en código SQL.</text:p>
      <text:p text:style-name="Text_20_body"/>
      <text:p text:style-name="Text_20_body">Pueden agregar o quitar todas las tablas y columnas que consideren necesarias. Además, deberán agregar restricciones (PK, FK, NOT NULL y CHECK)</text:p>
      <text:p text:style-name="Text_20_body"/>
      <text:p text:style-name="Text_20_body">Se recomienda la visualización de los materias que figurán en los temas Introducción a la Materia, Normalización de Bases de Datos y Modelo Relacional.</text:p>
      <text:p text:style-name="Text_20_body"/>
      <text:p text:style-name="Text_20_body">La actividad se continuará en la primera parte de la clase del día 13/08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41:18.639000000</meta:creation-date>
    <dc:date>2018-09-12T14:50:49.472000000</dc:date>
    <meta:editing-duration>PT9M31S</meta:editing-duration>
    <meta:editing-cycles>1</meta:editing-cycles>
    <meta:document-statistic meta:table-count="0" meta:image-count="0" meta:object-count="0" meta:page-count="1" meta:paragraph-count="11" meta:word-count="137" meta:character-count="1009" meta:non-whitespace-character-count="883"/>
    <meta:generator>LibreOffice/6.0.2.1$Windows_X86_64 LibreOffice_project/f7f06a8f319e4b62f9bc5095aa112a65d2f3ac89</meta:generator>
  </office:meta>
</office:document-meta>
</file>